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3366"/>
    </style:style>
    <style:style style:name="ce6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/>
    </style:style>
    <style:style style:name="T1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2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3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4" style:family="text">
      <style:text-properties style:font-name="Gentium1" fo:font-size="10pt" style:font-name-asian="Gentium1" style:font-size-asian="10pt" style:font-name-complex="Gentium1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</table:table-row>
        <table:table-row table:style-name="ro1"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7"/>
        </table:table-row>
        <table:table-row table:style-name="ro1"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7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3"/>
        </table:table-row>
        <table:table-row table:style-name="ro1"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6"/>
          <table:table-cell table:style-name="ce8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office:value-type="string">
            <text:p>ɴbod, bos</text:p>
          </table:table-cell>
          <table:table-cell table:number-columns-repeated="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7"/>
        </table:table-row>
        <table:table-row table:style-name="ro1"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7"/>
        </table:table-row>
        <table:table-row table:style-name="ro1"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7"/>
        </table:table-row>
        <table:table-row table:style-name="ro1"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7"/>
        </table:table-row>
        <table:table-row table:style-name="ro1"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7"/>
        </table:table-row>
        <table:table-row table:style-name="ro1"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5"/>
        </table:table-row>
        <table:table-row table:style-name="ro1"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3"/>
        </table:table-row>
        <table:table-row table:style-name="ro1"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ɴdu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2"/>
          <table:table-cell office:value-type="string">
            <text:p>takma, taksa</text:p>
          </table:table-cell>
          <table:table-cell office:value-type="string">
            <text:p><text:s/>to fill</text:p>
          </table:table-cell>
          <table:table-cell table:number-columns-repeated="3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7"/>
        </table:table-row>
        <table:table-row table:style-name="ro1"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3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/>
        </table:table-row>
        <table:table-row table:style-name="ro1"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/>
        </table:table-row>
        <table:table-row table:style-name="ro1">
          <table:table-cell office:value-type="string">
            <text:p>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kak</text:p>
          </table:table-cell>
          <table:table-cell office:value-type="string">
            <text:p>to crack</text:p>
          </table:table-cell>
          <table:table-cell table:number-columns-repeated="7"/>
        </table:table-row>
        <table:table-row table:style-name="ro1"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5"/>
        </table:table-row>
        <table:table-row table:style-name="ro1"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</table:table-row>
        <table:table-row table:style-name="ro1">
          <table:table-cell office:value-type="string">
            <text:p>ghuk</text:p>
          </table:table-cell>
          <table:table-cell office:value-type="string">
            <text:p>uk</text:p>
          </table:table-cell>
          <table:table-cell office:value-type="string">
            <text:p>be ben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gug.po</text:p>
          </table:table-cell>
          <table:table-cell office:value-type="string">
            <text:p>ŋgɤɣ</text:p>
          </table:table-cell>
          <table:table-cell/>
        </table:table-row>
        <table:table-row table:style-name="ro1"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7"/>
        </table:table-row>
        <table:table-row table:style-name="ro1"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3"/>
        </table:table-row>
        <table:table-row table:style-name="ro1">
          <table:table-cell table:style-name="ce2" office:value-type="string">
            <text:p>ɦel</text:p>
          </table:table-cell>
          <table:table-cell table:style-name="ce2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<text:s/>&lt; Nepali helnu</text:p>
          </table:table-cell>
        </table:table-row>
        <table:table-row table:style-name="ro1"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3"/>
        </table:table-row>
        <table:table-row table:style-name="ro1"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7"/>
        </table:table-row>
        <table:table-row table:style-name="ro1"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2"/>
          <table:table-cell table:style-name="ce4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table:number-columns-repeated="5"/>
        </table:table-row>
        <table:table-row table:style-name="ro1"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hɔn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7"/>
        </table:table-row>
        <table:table-row table:style-name="ro1"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3"/>
        </table:table-row>
        <table:table-row table:style-name="ro1"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7"/>
        </table:table-row>
        <table:table-row table:style-name="ro1">
          <table:table-cell table:style-name="ce1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3"/>
        </table:table-row>
        <table:table-row table:style-name="ro1"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3"/>
        </table:table-row>
        <table:table-row table:style-name="ro1"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7"/>
        </table:table-row>
        <table:table-row table:style-name="ro2">
          <table:table-cell table:style-name="ce1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ŋs</text:p>
          </table:table-cell>
          <table:table-cell office:value-type="string">
            <text:p>wait for</text:p>
          </table:table-cell>
          <table:table-cell table:number-columns-repeated="2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</table:table-row>
        <table:table-row table:style-name="ro1"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7"/>
        </table:table-row>
        <table:table-row table:style-name="ro1"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融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nɤŋka</text:p>
          </table:table-cell>
          <table:table-cell/>
        </table:table-row>
        <table:table-row table:style-name="ro3"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6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/>
        </table:table-row>
        <table:table-row table:style-name="ro1"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5"/>
        </table:table-row>
        <table:table-row table:style-name="ro1"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7"/>
        </table:table-row>
        <table:table-row table:style-name="ro1"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5"/>
        </table:table-row>
        <table:table-row table:style-name="ro1"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aˀr</text:p>
          </table:table-cell>
          <table:table-cell office:value-type="string">
            <text:p>bite</text:p>
          </table:table-cell>
          <table:table-cell table:number-columns-repeated="6"/>
          <table:table-cell office:value-type="string">
            <text:p>???initial</text:p>
          </table:table-cell>
        </table:table-row>
        <table:table-row table:style-name="ro1"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ha</text:p>
          </table:table-cell>
          <table:table-cell table:number-columns-repeated="2"/>
        </table:table-row>
        <table:table-row table:style-name="ro1"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kʰrid</text:p>
          </table:table-cell>
          <table:table-cell table:number-columns-repeated="2"/>
        </table:table-row>
        <table:table-row table:style-name="ro1"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7"/>
        </table:table-row>
        <table:table-row table:style-name="ro1"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3"/>
        </table:table-row>
        <table:table-row table:style-name="ro1"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table:number-columns-repeated="2"/>
          <table:table-cell office:value-type="string">
            <text:p>bkur</text:p>
          </table:table-cell>
          <table:table-cell office:value-type="string">
            <text:p>fkur</text:p>
          </table:table-cell>
          <table:table-cell/>
        </table:table-row>
        <table:table-row table:style-name="ro1"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7"/>
        </table:table-row>
        <table:table-row table:style-name="ro1"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3"/>
        </table:table-row>
        <table:table-row table:style-name="ro1"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table:number-columns-repeated="4"/>
          <table:table-cell office:value-type="string">
            <text:p>ablaut ?</text:p>
          </table:table-cell>
        </table:table-row>
        <table:table-row table:style-name="ro1"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5"/>
          <table:table-cell office:value-type="string">
            <text:p>lɤt</text:p>
          </table:table-cell>
          <table:table-cell/>
        </table:table-row>
        <table:table-row table:style-name="ro1"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i</text:p>
          </table:table-cell>
          <table:table-cell office:value-type="string">
            <text:p>lɛtt</text:p>
          </table:table-cell>
          <table:table-cell office:value-type="string">
            <text:p>take out </text:p>
          </table:table-cell>
          <table:table-cell office:value-type="string">
            <text:p>lɔːnt</text:p>
          </table:table-cell>
          <table:table-cell office:value-type="string">
            <text:p>come out</text:p>
          </table:table-cell>
          <table:table-cell office:value-type="string">
            <text:p>lɔːtt</text:p>
          </table:table-cell>
          <table:table-cell office:value-type="string">
            <text:p>to extract, to take out</text:p>
          </table:table-cell>
          <table:table-cell table:number-columns-repeated="5"/>
        </table:table-row>
        <table:table-row table:style-name="ro1"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7"/>
        </table:table-row>
        <table:table-row table:style-name="ro1"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table:number-columns-repeated="5"/>
        </table:table-row>
        <table:table-row table:style-name="ro1"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滅</text:p>
          </table:table-cell>
        </table:table-row>
        <table:table-row table:style-name="ro1"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7"/>
        </table:table-row>
        <table:table-row table:style-name="ro1"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7"/>
        </table:table-row>
        <table:table-row table:style-name="ro1"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/>
        </table:table-row>
        <table:table-row table:style-name="ro1"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oŋs</text:p>
          </table:table-cell>
          <table:table-cell table:number-columns-repeated="2"/>
        </table:table-row>
        <table:table-row table:style-name="ro1"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uk</text:p>
          </table:table-cell>
          <table:table-cell office:value-type="string">
            <text:p>to trample, to crush against the ground; to thresh</text:p>
          </table:table-cell>
          <table:table-cell table:number-columns-repeated="7"/>
        </table:table-row>
        <table:table-row table:style-name="ro1"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7"/>
        </table:table-row>
        <table:table-row table:style-name="ro1"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ŋu</text:p>
          </table:table-cell>
          <table:table-cell office:value-type="string">
            <text:p>ɣɤwu</text:p>
          </table:table-cell>
          <table:table-cell/>
        </table:table-row>
        <table:table-row table:style-name="ro1"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ŋur</text:p>
          </table:table-cell>
          <table:table-cell table:number-columns-repeated="2"/>
        </table:table-row>
        <table:table-row table:style-name="ro1"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2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</table:table-row>
        <table:table-row table:style-name="ro1">
          <table:table-cell table:style-name="ce1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4"/>
          <table:table-cell office:value-type="string">
            <text:p>pɛˀr also `vomit', from `break', unrelated to mɯjphɤt</text:p>
          </table:table-cell>
        </table:table-row>
        <table:table-row table:style-name="ro1"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5"/>
        </table:table-row>
        <table:table-row table:style-name="ro1"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priŋ</text:p>
          </table:table-cell>
          <table:table-cell table:number-columns-repeated="2"/>
        </table:table-row>
        <table:table-row table:style-name="ro1"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6"/>
          <table:table-cell office:value-type="string">
            <text:p>metathesis</text:p>
          </table:table-cell>
        </table:table-row>
        <table:table-row table:style-name="ro1"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os</text:p>
          </table:table-cell>
          <table:table-cell office:value-type="string">
            <text:p>to spread (drying grain)</text:p>
          </table:table-cell>
          <table:table-cell office:value-type="string">
            <text:p>phott</text:p>
          </table:table-cell>
          <table:table-cell office:value-type="string">
            <text:p>to stir, to turn (drying grain)</text:p>
          </table:table-cell>
          <table:table-cell table:number-columns-repeated="5"/>
        </table:table-row>
        <table:table-row table:style-name="ro1"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7"/>
        </table:table-row>
        <table:table-row table:style-name="ro1"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3"/>
        </table:table-row>
        <table:table-row table:style-name="ro1"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bud, bud</text:p>
          </table:table-cell>
          <table:table-cell office:value-type="string">
            <text:p>phɯt</text:p>
          </table:table-cell>
          <table:table-cell/>
        </table:table-row>
        <table:table-row table:style-name="ro1"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3"/>
        </table:table-row>
        <table:table-row table:style-name="ro1"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/>
        </table:table-row>
        <table:table-row table:style-name="ro1">
          <table:table-cell table:style-name="ce2" office:value-type="string">
            <text:p>pil</text:p>
          </table:table-cell>
          <table:table-cell table:style-name="ce2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office:value-type="string">
            <text:p>phiːnt</text:p>
          </table:table-cell>
          <table:table-cell office:value-type="string">
            <text:p>milk</text:p>
          </table:table-cell>
          <table:table-cell table:number-columns-repeated="2"/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</table:table-row>
        <table:table-row table:style-name="ro1">
          <table:table-cell table:style-name="ce1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pont</text:p>
          </table:table-cell>
          <table:table-cell office:value-type="string">
            <text:p>to be numerous, to flourish (esp. of offspring)</text:p>
          </table:table-cell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pu ou spɯ</text:p>
          </table:table-cell>
          <table:table-cell/>
        </table:table-row>
        <table:table-row table:style-name="ro1"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9"/>
          <table:table-cell office:value-type="string">
            <text:p>raʁ</text:p>
          </table:table-cell>
          <table:table-cell/>
        </table:table-row>
        <table:table-row table:style-name="ro1"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</table:table-row>
        <table:table-row table:style-name="ro1"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/>
        </table:table-row>
        <table:table-row table:style-name="ro1"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7"/>
        </table:table-row>
        <table:table-row table:style-name="ro1"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2"/>
          <table:table-cell table:style-name="ce5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5"/>
        </table:table-row>
        <table:table-row table:style-name="ro1"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用</text:p>
          </table:table-cell>
        </table:table-row>
        <table:table-row table:style-name="ro1"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7"/>
        </table:table-row>
        <table:table-row table:style-name="ro1"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7"/>
        </table:table-row>
        <table:table-row table:style-name="ro1"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7"/>
        </table:table-row>
        <table:table-row table:style-name="ro1"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2"/>
          <table:table-cell table:style-name="ce1" office:value-type="string">
            <text:p>saːkt</text:p>
          </table:table-cell>
          <table:table-cell office:value-type="string">
            <text:p>to sort, to cull, to weed by hand</text:p>
          </table:table-cell>
          <table:table-cell office:value-type="string">
            <text:p>sek</text:p>
          </table:table-cell>
          <table:table-cell office:value-type="string">
            <text:p>to choose</text:p>
          </table:table-cell>
          <table:table-cell table:number-columns-repeated="5"/>
        </table:table-row>
        <table:table-row table:style-name="ro1"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2"/>
        </table:table-row>
        <table:table-row table:style-name="ro1"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/>
        </table:table-row>
        <table:table-row table:style-name="ro1">
          <table:table-cell table:style-name="ce1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7"/>
        </table:table-row>
        <table:table-row table:style-name="ro1"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1"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7"/>
        </table:table-row>
        <table:table-row table:style-name="ro1"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9"/>
          <table:table-cell office:value-type="string">
            <text:p>ta</text:p>
          </table:table-cell>
          <table:table-cell/>
        </table:table-row>
        <table:table-row table:style-name="ro1"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table:number-columns-repeated="5"/>
        </table:table-row>
        <table:table-row table:style-name="ro1"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togs</text:p>
          </table:table-cell>
          <table:table-cell table:number-columns-repeated="2"/>
        </table:table-row>
        <table:table-row table:style-name="ro1"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7"/>
        </table:table-row>
        <table:table-row table:style-name="ro1"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3"/>
        </table:table-row>
        <table:table-row table:style-name="ro1"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7"/>
        </table:table-row>
        <table:table-row table:style-name="ro1"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7"/>
        </table:table-row>
        <table:table-row table:style-name="ro1"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3"/>
        </table:table-row>
        <table:table-row table:style-name="ro1"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3"/>
        </table:table-row>
        <table:table-row table:style-name="ro1"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2"/>
        </table:table-row>
        <table:table-row table:style-name="ro1"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5"/>
        </table:table-row>
        <table:table-row table:style-name="ro1">
          <table:table-cell office:value-type="string">
            <text:p>ʦ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7"/>
        </table:table-row>
        <table:table-row table:style-name="ro1"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7"/>
        </table:table-row>
        <table:table-row table:style-name="ro1"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7"/>
        </table:table-row>
        <table:table-row table:style-name="ro1"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7"/>
        </table:table-row>
        <table:table-row table:style-name="ro1"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7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2"/>
        </table:table-row>
        <table:table-row table:style-name="ro1"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</table:table-row>
        <table:table-row table:style-name="ro1"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</table:table-row>
        <table:table-row table:style-name="ro3"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6" office:value-type="string">
            <text:p>ema (<text:span text:style-name="T2">esa</text:span><text:span text:style-name="T4">)</text:span></text:p>
          </table:table-cell>
          <table:table-cell office:value-type="string">
            <text:p>defecat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7"/>
        </table:table-row>
        <table:table-row table:style-name="ro1"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/>
        </table:table-row>
        <table:table-row table:style-name="ro1"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3"/>
        </table:table-row>
        <table:table-row table:style-name="ro1"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; apma, aptu</text:p>
          </table:table-cell>
          <table:table-cell office:value-type="string">
            <text:p>shoot</text:p>
          </table:table-cell>
          <table:table-cell table:number-columns-repeated="3"/>
        </table:table-row>
        <table:table-row table:style-name="ro1"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ɔˀr</text:p>
          </table:table-cell>
          <table:table-cell office:value-type="string">
            <text:p>break without separating</text:p>
          </table:table-cell>
          <table:table-cell table:number-columns-repeated="6"/>
          <table:table-cell office:value-type="string">
            <text:p>???</text:p>
          </table:table-cell>
        </table:table-row>
        <table:table-row table:style-name="ro1"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7"/>
        </table:table-row>
        <table:table-row table:style-name="ro1"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2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4"/>
          <table:table-cell office:value-type="string">
            <text:p>rŋo</text:p>
          </table:table-cell>
          <table:table-cell office:value-type="string">
            <text:p>rŋu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ôː</text:p>
          </table:table-cell>
          <table:table-cell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5"/>
          <table:table-cell office:value-type="string">
            <text:p>ɣɤmɯt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</table:table-row>
        <table:table-row table:style-name="ro1"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peak</text:p>
          </table:table-cell>
          <table:table-cell office:value-type="string">
            <text:p>vi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office:value-type="string">
            <text:p>cepma, cewa</text:p>
          </table:table-cell>
          <table:table-cell office:value-type="string">
            <text:p>speak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3"/>
        </table:table-row>
        <table:table-row table:style-name="ro1"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6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  <table:table-cell office:value-type="string">
            <text:p>live</text:p>
          </table:table-cell>
          <table:table-cell table:number-columns-repeated="3"/>
        </table:table-row>
        <table:table-row table:style-name="ro4"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style-name="ce6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  <table:table-cell office:value-type="string">
            <text:p>burn</text:p>
          </table:table-cell>
          <table:table-cell table:number-columns-repeated="7"/>
        </table:table-row>
        <table:table-row table:style-name="ro5"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6"/>
          <table:table-cell table:style-name="ce6" office:value-type="string">
            <text:p>kapma, <text:span text:style-name="T2">kaptu</text:span></text:p>
          </table:table-cell>
          <table:table-cell office:value-type="string">
            <text:p>to put together (things that are related</text:p>
          </table:table-cell>
          <table:table-cell table:number-columns-repeated="3"/>
        </table:table-row>
        <table:table-row table:style-name="ro1"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</table:table-row>
        <table:table-row table:style-name="ro1"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3"/>
        </table:table-row>
        <table:table-row table:style-name="ro1"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3"/>
        </table:table-row>
        <table:table-row table:style-name="ro1"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3"/>
        </table:table-row>
        <table:table-row table:style-name="ro1"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3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3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3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3"/>
        </table:table-row>
        <table:table-row table:style-name="ro1"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ʌ̄m</text:p>
          </table:table-cell>
          <table:table-cell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7"/>
        </table:table-row>
        <table:table-row table:style-name="ro1">
          <table:table-cell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hinma, hinsu</text:p>
          </table:table-cell>
          <table:table-cell office:value-type="string">
            <text:p>stir (hinma (hila) vi to be stirred)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3"/>
        </table:table-row>
        <table:table-row table:style-name="ro1"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3"/>
        </table:table-row>
        <table:table-row table:style-name="ro1"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7"/>
        </table:table-row>
        <table:table-row table:style-name="ro1"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3"/>
        </table:table-row>
        <table:table-row table:style-name="ro1"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</table:table-row>
        <table:table-row table:style-name="ro1"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3"/>
        </table:table-row>
        <table:table-row table:style-name="ro1"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ɴdrad, brad</text:p>
          </table:table-cell>
          <table:table-cell office:value-type="string">
            <text:p>rɤt</text:p>
          </table:table-cell>
          <table:table-cell/>
        </table:table-row>
        <table:table-row table:style-name="ro1"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3"/>
        </table:table-row>
        <table:table-row table:style-name="ro1"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ma (cʰou</text:p>
          </table:table-cell>
          <table:table-cell office:value-type="string">
            <text:p>plough</text:p>
          </table:table-cell>
          <table:table-cell table:number-columns-repeated="3"/>
        </table:table-row>
        <table:table-row table:style-name="ro1"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3"/>
        </table:table-row>
        <table:table-row table:style-name="ro1"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4"/>
          <table:table-cell office:value-type="string">
            <text:p>danma (dantu) </text:p>
          </table:table-cell>
          <table:table-cell office:value-type="string">
            <text:p>to make fall, trip</text:p>
          </table:table-cell>
          <table:table-cell table:number-columns-repeated="3"/>
        </table:table-row>
        <table:table-row table:style-name="ro1"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3"/>
        </table:table-row>
        <table:table-row table:style-name="ro1"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3"/>
        </table:table-row>
        <table:table-row table:style-name="ro1"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3"/>
        </table:table-row>
        <table:table-row table:style-name="ro1"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3"/>
        </table:table-row>
        <table:table-row table:style-name="ro1"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3"/>
        </table:table-row>
        <table:table-row table:style-name="ro1">
          <table:table-cell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6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3"/>
        </table:table-row>
        <table:table-row table:style-name="ro2"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3"/>
        </table:table-row>
        <table:table-row table:style-name="ro2"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3"/>
        </table:table-row>
        <table:table-row table:style-name="ro2"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6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3"/>
        </table:table-row>
        <table:table-row table:style-name="ro2"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6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3"/>
        </table:table-row>
        <table:table-row table:style-name="ro2"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6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A1:Feuille1.O1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/02/2016</text:date>, <text:time>23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16T23:14:18.05</dc:date>
    <meta:editing-duration>PT7H37M29S</meta:editing-duration>
    <meta:editing-cycles>182</meta:editing-cycles>
    <meta:generator>OpenOffice/4.0.1$Win32 OpenOffice.org_project/401m5$Build-9714</meta:generator>
    <dc:creator>Guillaume Jacques</dc:creator>
    <meta:document-statistic meta:table-count="3" meta:cell-count="1246" meta:object-count="0"/>
    <meta:user-defined meta:name="Info 1"/>
    <meta:user-defined meta:name="Info 2"/>
    <meta:user-defined meta:name="Info 3"/>
    <meta:user-defined meta:name="Info 4"/>
  </office:meta>
</office:document-meta>
</file>